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Menlo1" svg:font-family="Menlo, Monaco, Consolas, 'courier new', monospace"/>
    <style:font-face style:name="Menlo" svg:font-family="Menlo, Monaco, 'Courier New', Courier, monospace"/>
    <style:font-face style:name="arial" svg:font-family="arial, sans-serif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c2e17" officeooo:paragraph-rsid="003c2e17" fo:background-color="transparent"/>
    </style:style>
    <style:style style:name="P2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c2e17" officeooo:paragraph-rsid="00418b0c" fo:background-color="transparent"/>
    </style:style>
    <style:style style:name="P3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418b0c" officeooo:paragraph-rsid="005b5862" fo:background-color="transparent"/>
    </style:style>
    <style:style style:name="P4" style:family="paragraph" style:parent-style-name="Text_20_body">
      <style:text-properties style:font-name="Courier" fo:font-style="italic" fo:font-weight="bold" officeooo:rsid="003c2e17" officeooo:paragraph-rsid="003c2e17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LM Roman 10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font-variant="normal" fo:text-transform="none" fo:color="#000000" style:font-name="Menlo" fo:font-size="12pt" fo:letter-spacing="normal" fo:font-style="italic" fo:font-weight="bold" officeooo:rsid="00156f82" officeooo:paragraph-rsid="003c2e17" fo:background-color="transparent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officeooo:paragraph-rsid="005a488c"/>
    </style:style>
    <style:style style:name="P8" style:family="paragraph" style:parent-style-name="Standard">
      <style:text-properties fo:font-variant="normal" fo:text-transform="none" fo:color="#000000" style:font-name="LM Roman 10" fo:font-size="14pt" fo:letter-spacing="normal" fo:font-style="normal" fo:font-weight="normal" officeooo:rsid="00418b0c" officeooo:paragraph-rsid="005b5862" fo:background-color="transparent" style:font-size-asian="14pt" style:font-size-complex="14pt"/>
    </style:style>
    <style:style style:name="P9" style:family="paragraph" style:parent-style-name="Standard">
      <style:text-properties fo:font-variant="normal" fo:text-transform="none" fo:color="#000000" style:font-name="LM Roman 10" fo:font-size="14pt" fo:letter-spacing="normal" fo:font-style="normal" fo:font-weight="normal" officeooo:rsid="005b5862" officeooo:paragraph-rsid="005b5862" fo:background-color="transparent" style:font-size-asian="14pt" style:font-size-complex="14pt"/>
    </style:style>
    <style:style style:name="P10" style:family="paragraph" style:parent-style-name="Text_20_body">
      <style:text-properties fo:color="#000000" style:font-name="LM Roman 10" fo:font-size="14pt" officeooo:rsid="005b5862" officeooo:paragraph-rsid="005b5862" fo:background-color="transparent" style:font-size-asian="14pt" style:font-size-complex="14pt"/>
    </style:style>
    <style:style style:name="T1" style:family="text">
      <style:text-properties fo:font-variant="normal" fo:text-transform="none" fo:color="#000000" style:font-name="Courier" fo:font-size="12pt" fo:letter-spacing="normal" fo:font-style="italic" fo:font-weight="bold" officeooo:rsid="005a488c" fo:background-color="transparent" loext:char-shading-value="0" style:font-style-asian="italic" style:font-weight-asian="bold" style:font-style-complex="italic" style:font-weight-complex="bold"/>
    </style:style>
    <style:style style:name="T2" style:family="text">
      <style:text-properties fo:font-variant="normal" fo:text-transform="none" fo:color="#52565a" style:font-name="arial" fo:font-size="10.5pt" fo:letter-spacing="normal" fo:font-style="normal" fo:font-weight="bold" officeooo:rsid="005a488c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3c4043" style:font-name="Courier" fo:font-size="12pt" fo:letter-spacing="normal" fo:font-style="italic" fo:font-weight="bold" officeooo:rsid="005a488c" fo:background-color="transparent" loext:char-shading-value="0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3c4043" style:font-name="arial" fo:font-size="10.5pt" fo:letter-spacing="normal" fo:font-style="normal" fo:font-weight="normal" officeooo:rsid="005a488c" fo:background-color="transparent" loext:char-shading-value="0" style:font-style-asian="italic" style:font-weight-asian="bold" style:font-style-complex="italic" style:font-weight-complex="bold"/>
    </style:style>
    <style:style style:name="T5" style:family="text">
      <style:text-properties officeooo:rsid="003c2e17"/>
    </style:style>
    <style:style style:name="T6" style:family="text">
      <style:text-properties style:font-name="LM Roman 10" fo:font-size="14pt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LM Roman 10" fo:font-size="14pt" officeooo:rsid="005a488c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officeooo:rsid="003c2e17" style:font-size-asian="14pt" style:font-size-complex="14pt"/>
    </style:style>
    <style:style style:name="T9" style:family="text">
      <style:text-properties officeooo:rsid="005a48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1.<text:span text:style-name="T6">- Instalacion de node version </text:span><text:span text:style-name="T7">Angular</text:span></text:p>
      <text:p text:style-name="P1"/>
      <text:p text:style-name="P7"><text:span text:style-name="Source_20_Text"><text:span text:style-name="Emphasis"><text:span text:style-name="T2">npm install</text:span></text:span></text:span><text:span text:style-name="Source_20_Text"><text:span text:style-name="T3"> </text:span></text:span><text:span text:style-name="Source_20_Text"><text:span text:style-name="T4">-g @</text:span></text:span><text:span text:style-name="Source_20_Text"><text:span text:style-name="Emphasis"><text:span text:style-name="T2">angular</text:span></text:span></text:span><text:span text:style-name="Source_20_Text"><text:span text:style-name="T4">/cli</text:span></text:span><text:span text:style-name="Source_20_Text"><text:span text:style-name="T1"> </text:span></text:span></text:p>
      <text:p text:style-name="P5"><text:span text:style-name="T5">2.</text:span><text:span text:style-name="T8">- Checar version de node en terminal</text:span></text:p>
      <text:p text:style-name="P4"><text:span text:style-name="T9">ng</text:span> –version</text:p>
      <text:p text:style-name="P6"/>
      <text:p text:style-name="P10">3.- Laboratorio angular con leaflet <text:s/></text:p>
      <text:p text:style-name="P3"/>
      <text:p text:style-name="P3"><text:a xlink:type="simple" xlink:href="https://alligator.io/angular/angular-and-leaflet/" text:style-name="Internet_20_link" text:visited-style-name="Visited_20_Internet_20_Link">https://alligator.io/angular/angular-and-leaflet/</text:a></text:p>
      <text:p text:style-name="P8"/>
      <text:p text:style-name="P10">4.- Laboratorio marcadores</text:p>
      <text:p text:style-name="P3"/>
      <text:p text:style-name="P3"><text:a xlink:type="simple" xlink:href="https://alligator.io/angular/angular-and-leaflet-marker-service/" text:style-name="Internet_20_link" text:visited-style-name="Visited_20_Internet_20_Link">https://alligator.io/angular/angular-and-leaflet-marker-service/</text:a></text:p>
      <text:p text:style-name="P8"/>
      <text:p text:style-name="P9">5.- Conectividad a servicios de rest-api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Menlo1" svg:font-family="Menlo, Monaco, Consolas, 'courier new', monospace"/>
    <style:font-face style:name="Menlo" svg:font-family="Menlo, Monaco, 'Courier New', Courier, monospace"/>
    <style:font-face style:name="arial" svg:font-family="arial, sans-serif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00:04:06.305607278</meta:creation-date>
    <dc:date>2020-02-03T11:29:54.266421517</dc:date>
    <meta:editing-duration>PT6H7M44S</meta:editing-duration>
    <meta:editing-cycles>39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35" meta:character-count="332" meta:non-whitespace-character-count="303"/>
  </office:meta>
</office:document-meta>
</file>